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6.642cm" fo:margin-left="0.039cm" style:page-number="auto" table:align="left" style:writing-mode="lr-tb"/>
    </style:style>
    <style:style style:name="Table1.A" style:family="table-column">
      <style:table-column-properties style:column-width="3.33cm"/>
    </style:style>
    <style:style style:name="Table1.1" style:family="table-row">
      <style:table-row-properties style:min-row-height="2.318cm" fo:keep-together="auto"/>
    </style:style>
    <style:style style:name="Table1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H1" style:family="table-cell">
      <style:table-cell-properties style:vertical-align="top" fo:padding="0cm" fo:border="0.5pt solid #000000" style:writing-mode="lr-tb"/>
    </style:style>
    <style:style style:name="Table1.A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H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style:min-row-height="2.312cm" fo:keep-together="auto"/>
    </style:style>
    <style:style style:name="Table1.4" style:family="table-row">
      <style:table-row-properties style:min-row-height="1.57cm" fo:keep-together="auto"/>
    </style:style>
    <style:style style:name="Table1.A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le1.6" style:family="table-row">
      <style:table-row-properties style:min-row-height="1.651cm" fo:keep-together="auto"/>
    </style:style>
    <style:style style:name="Table1.8" style:family="table-row">
      <style:table-row-properties style:min-row-height="1.658cm" fo:keep-together="auto"/>
    </style:style>
    <style:style style:name="Table1.9" style:family="table-row">
      <style:table-row-properties style:min-row-height="2.194cm" fo:keep-together="auto"/>
    </style:style>
    <style:style style:name="Table1.F9" style:family="table-cell">
      <style:table-cell-properties style:vertical-align="" fo:padding="0cm" fo:border-left="0.5pt solid #000000" fo:border-right="none" fo:border-top="none" fo:border-bottom="0.5pt solid #000000" style:writing-mode="lr-tb"/>
    </style:style>
    <style:style style:name="Table1.H9" style:family="table-cell">
      <style:table-cell-properties style:vertical-align="bottom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2pt" officeooo:paragraph-rsid="001148ee" style:font-size-asian="1.75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paragraph-rsid="001148ee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fo:font-weight="bold" officeooo:paragraph-rsid="001148ee" style:font-size-asian="16pt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4pt" officeooo:paragraph-rsid="001148ee" style:font-size-asian="14pt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Liberation Sans" fo:font-size="14pt" officeooo:paragraph-rsid="001148e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26pt" fo:font-weight="bold" officeooo:paragraph-rsid="001148ee" style:font-size-asian="26pt" style:font-weight-asian="bold" style:font-size-complex="26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6pt" fo:font-weight="bold" officeooo:paragraph-rsid="001148ee" style:font-name-asian="Arial" style:font-size-asian="26pt" style:font-weight-asian="bold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3pt" fo:font-weight="bold" officeooo:rsid="001225c6" officeooo:paragraph-rsid="001148ee" style:font-size-asian="3pt" style:font-weight-asian="bold" style:font-size-complex="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font-weight="bold" officeooo:rsid="00153bbd" officeooo:paragraph-rsid="00153bbd" style:font-size-asian="12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font-weight="bold" officeooo:rsid="0013ac33" officeooo:paragraph-rsid="00153bbd" style:font-size-asian="12pt" style:font-weight-asian="bold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2pt" fo:font-weight="bold" officeooo:rsid="001148ee" officeooo:paragraph-rsid="001148ee" style:font-size-asian="1.75pt" style:font-weight-asian="bold" style:font-size-complex="2pt" style:font-weight-complex="bold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officeooo:rsid="00148ad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148ee"/>
    </style:style>
    <style:style style:name="T8" style:family="text">
      <style:text-properties officeooo:rsid="00130a9a"/>
    </style:style>
    <style:style style:name="T9" style:family="text">
      <style:text-properties officeooo:rsid="00153b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2"><text:span text:style-name="T1">07 <text:s text:c="4"/></text:span><text:span text:style-name="T2">7</text:span></text:p>
            <text:p text:style-name="P3"/>
            <text:p text:style-name="P4">bell <text:s text:c="2"/>\a</text:p>
          </table:table-cell>
          <table:table-cell table:style-name="Table1.A1" office:value-type="string">
            <text:p text:style-name="P2"><text:span text:style-name="T1">08 <text:s text:c="4"/></text:span><text:span text:style-name="T2">8</text:span></text:p>
            <text:p text:style-name="P3"/>
            <text:p text:style-name="P4">backsp <text:s text:c="2"/>\b</text:p>
          </table:table-cell>
          <table:table-cell table:style-name="Table1.A1" office:value-type="string">
            <text:p text:style-name="P2"><text:span text:style-name="T1">09 <text:s text:c="4"/></text:span><text:span text:style-name="T2">9</text:span></text:p>
            <text:p text:style-name="P3"/>
            <text:p text:style-name="P4">tab <text:s text:c="2"/>\t</text:p>
          </table:table-cell>
          <table:table-cell table:style-name="Table1.A1" office:value-type="string">
            <text:p text:style-name="P2"><text:span text:style-name="T1">0A <text:s text:c="4"/></text:span><text:span text:style-name="T2">10</text:span></text:p>
            <text:p text:style-name="P3"/>
            <text:p text:style-name="P4">lf <text:s text:c="2"/>\n</text:p>
          </table:table-cell>
          <table:table-cell table:style-name="Table1.A1" office:value-type="string">
            <text:p text:style-name="P2"><text:span text:style-name="T1">0B <text:s text:c="4"/></text:span><text:span text:style-name="T2">11</text:span></text:p>
            <text:p text:style-name="P3"/>
            <text:p text:style-name="P4">vert. tab <text:s text:c="2"/>\<text:span text:style-name="T6">v</text:span></text:p>
          </table:table-cell>
          <table:table-cell table:style-name="Table1.A1" office:value-type="string">
            <text:p text:style-name="P2"><text:span text:style-name="T1">0C <text:s text:c="4"/></text:span><text:span text:style-name="T2">12</text:span></text:p>
            <text:p text:style-name="P3"/>
            <text:p text:style-name="P4">form feed <text:s text:c="2"/>\f</text:p>
          </table:table-cell>
          <table:table-cell table:style-name="Table1.A1" office:value-type="string">
            <text:p text:style-name="P2"><text:span text:style-name="T1">0D <text:s text:c="4"/></text:span><text:span text:style-name="T2">13</text:span></text:p>
            <text:p text:style-name="P3"/>
            <text:p text:style-name="P4">cr <text:s text:c="2"/>\r</text:p>
          </table:table-cell>
          <table:table-cell table:style-name="Table1.H1" office:value-type="string">
            <text:p text:style-name="P2"><text:span text:style-name="T1">1B <text:s text:c="4"/></text:span><text:span text:style-name="T2">27</text:span></text:p>
            <text:p text:style-name="P3"/>
            <text:p text:style-name="P4">esc <text:s text:c="2"/>\e</text:p>
          </table:table-cell>
        </table:table-row>
        <table:table-row table:style-name="Table1.1">
          <table:table-cell table:style-name="Table1.A2" office:value-type="string">
            <text:p text:style-name="P2"><text:span text:style-name="T1">20 </text:span><text:span text:style-name="T3"><text:s text:c="4"/></text:span><text:span text:style-name="T2">32</text:span></text:p>
            <text:p text:style-name="P4"/>
            <text:p text:style-name="P4">sp<text:span text:style-name="T8">ace</text:span></text:p>
          </table:table-cell>
          <table:table-cell table:style-name="Table1.A2" office:value-type="string">
            <text:p text:style-name="P2"><text:span text:style-name="T1">21</text:span><text:span text:style-name="T3"> <text:s text:c="4"/></text:span><text:span text:style-name="T2">33</text:span></text:p>
            <text:p text:style-name="P4"/>
            <text:p text:style-name="P6">!</text:p>
          </table:table-cell>
          <table:table-cell table:style-name="Table1.A2" office:value-type="string">
            <text:p text:style-name="P2"><text:span text:style-name="T1">22</text:span><text:span text:style-name="T3"> <text:s text:c="5"/></text:span><text:span text:style-name="T2">34</text:span></text:p>
            <text:p text:style-name="P4"/>
            <text:p text:style-name="P7">“</text:p>
          </table:table-cell>
          <table:table-cell table:style-name="Table1.A2" office:value-type="string">
            <text:p text:style-name="P2"><text:span text:style-name="T1">23</text:span><text:span text:style-name="T3"> <text:s text:c="4"/></text:span><text:span text:style-name="T2">35</text:span></text:p>
            <text:p text:style-name="P4"/>
            <text:p text:style-name="P6">#</text:p>
          </table:table-cell>
          <table:table-cell table:style-name="Table1.A2" office:value-type="string">
            <text:p text:style-name="P2"><text:span text:style-name="T1">24</text:span><text:span text:style-name="T3"> <text:s text:c="4"/></text:span><text:span text:style-name="T2">36</text:span></text:p>
            <text:p text:style-name="P4"/>
            <text:p text:style-name="P6">$</text:p>
          </table:table-cell>
          <table:table-cell table:style-name="Table1.A2" office:value-type="string">
            <text:p text:style-name="P2"><text:span text:style-name="T1">25</text:span><text:span text:style-name="T3"> <text:s text:c="4"/></text:span><text:span text:style-name="T2">37</text:span></text:p>
            <text:p text:style-name="P4"/>
            <text:p text:style-name="P6">%</text:p>
          </table:table-cell>
          <table:table-cell table:style-name="Table1.A2" office:value-type="string">
            <text:p text:style-name="P2"><text:span text:style-name="T1">26</text:span><text:span text:style-name="T3"> <text:s text:c="4"/></text:span><text:span text:style-name="T2">38</text:span></text:p>
            <text:p text:style-name="P4"/>
            <text:p text:style-name="P6">&amp;</text:p>
          </table:table-cell>
          <table:table-cell table:style-name="Table1.H2" office:value-type="string">
            <text:p text:style-name="P2"><text:span text:style-name="T1">27</text:span><text:span text:style-name="T3"> <text:s text:c="4"/></text:span><text:span text:style-name="T2">39</text:span></text:p>
            <text:p text:style-name="P4"/>
            <text:p text:style-name="P7">‘</text:p>
          </table:table-cell>
        </table:table-row>
        <table:table-row table:style-name="Table1.3">
          <table:table-cell table:style-name="Table1.A2" office:value-type="string">
            <text:p text:style-name="P2"><text:span text:style-name="T1">28</text:span><text:span text:style-name="T3"> <text:s text:c="4"/></text:span><text:span text:style-name="T2">40</text:span></text:p>
            <text:p text:style-name="P4"/>
            <text:p text:style-name="P6">(</text:p>
          </table:table-cell>
          <table:table-cell table:style-name="Table1.A2" office:value-type="string">
            <text:p text:style-name="P2"><text:span text:style-name="T1">29</text:span><text:span text:style-name="T3"> <text:s text:c="4"/></text:span><text:span text:style-name="T2">41</text:span></text:p>
            <text:p text:style-name="P4"/>
            <text:p text:style-name="P6">)</text:p>
          </table:table-cell>
          <table:table-cell table:style-name="Table1.A2" office:value-type="string">
            <text:p text:style-name="P2"><text:span text:style-name="T1">2A</text:span><text:span text:style-name="T3"> <text:s text:c="4"/></text:span><text:span text:style-name="T2">42</text:span></text:p>
            <text:p text:style-name="P4"/>
            <text:p text:style-name="P6">*</text:p>
          </table:table-cell>
          <table:table-cell table:style-name="Table1.A2" office:value-type="string">
            <text:p text:style-name="P2"><text:span text:style-name="T1">2B</text:span><text:span text:style-name="T3"> <text:s text:c="4"/></text:span><text:span text:style-name="T2">43</text:span></text:p>
            <text:p text:style-name="P4"/>
            <text:p text:style-name="P6">+</text:p>
          </table:table-cell>
          <table:table-cell table:style-name="Table1.A2" office:value-type="string">
            <text:p text:style-name="P2"><text:span text:style-name="T1">2C</text:span><text:span text:style-name="T3"> <text:s text:c="4"/></text:span><text:span text:style-name="T2">44</text:span></text:p>
            <text:p text:style-name="P4"/>
            <text:p text:style-name="P6">,</text:p>
          </table:table-cell>
          <table:table-cell table:style-name="Table1.A2" office:value-type="string">
            <text:p text:style-name="P2"><text:span text:style-name="T1">2D</text:span><text:span text:style-name="T3"> <text:s text:c="4"/></text:span><text:span text:style-name="T2">45</text:span></text:p>
            <text:p text:style-name="P4"/>
            <text:p text:style-name="P6">-</text:p>
          </table:table-cell>
          <table:table-cell table:style-name="Table1.A2" office:value-type="string">
            <text:p text:style-name="P2"><text:span text:style-name="T1">2E</text:span><text:span text:style-name="T3"> <text:s text:c="4"/></text:span><text:span text:style-name="T2">46</text:span></text:p>
            <text:p text:style-name="P4"/>
            <text:p text:style-name="P6">.</text:p>
          </table:table-cell>
          <table:table-cell table:style-name="Table1.H2" office:value-type="string">
            <text:p text:style-name="P2"><text:span text:style-name="T1">2F</text:span><text:span text:style-name="T3"> <text:s text:c="4"/></text:span><text:span text:style-name="T2">47</text:span></text:p>
            <text:p text:style-name="P4"/>
            <text:p text:style-name="P6">/</text:p>
          </table:table-cell>
        </table:table-row>
        <table:table-row table:style-name="Table1.4">
          <table:table-cell table:style-name="Table1.A4" table:number-columns-spanned="8" office:value-type="string">
            <text:p text:style-name="P2"><text:span text:style-name="T1">30—39</text:span><text:span text:style-name="T3"> <text:s text:c="4"/></text:span><text:span text:style-name="T2">48—57</text:span><text:span text:style-name="T3"> <text:s text:c="5"/></text:span><text:span text:style-name="T4">0…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<text:span text:style-name="T1">3A</text:span><text:span text:style-name="T3"> <text:s text:c="4"/></text:span><text:span text:style-name="T2">58</text:span></text:p>
            <text:p text:style-name="P4"/>
            <text:p text:style-name="P6">:</text:p>
          </table:table-cell>
          <table:table-cell table:style-name="Table1.A2" office:value-type="string">
            <text:p text:style-name="P2"><text:span text:style-name="T1">3B</text:span><text:span text:style-name="T3"> <text:s text:c="4"/></text:span><text:span text:style-name="T2">59</text:span></text:p>
            <text:p text:style-name="P4"/>
            <text:p text:style-name="P6">;</text:p>
          </table:table-cell>
          <table:table-cell table:style-name="Table1.A2" office:value-type="string">
            <text:p text:style-name="P2"><text:span text:style-name="T1">3C</text:span><text:span text:style-name="T3"> <text:s text:c="4"/></text:span><text:span text:style-name="T2">60</text:span></text:p>
            <text:p text:style-name="P4"/>
            <text:p text:style-name="P6">&lt;</text:p>
          </table:table-cell>
          <table:table-cell table:style-name="Table1.A2" office:value-type="string">
            <text:p text:style-name="P2"><text:span text:style-name="T1">3D</text:span><text:span text:style-name="T3"> <text:s text:c="4"/></text:span><text:span text:style-name="T2">61</text:span></text:p>
            <text:p text:style-name="P4"/>
            <text:p text:style-name="P6">=</text:p>
          </table:table-cell>
          <table:table-cell table:style-name="Table1.A2" office:value-type="string">
            <text:p text:style-name="P2"><text:span text:style-name="T1">3E</text:span><text:span text:style-name="T3"> <text:s text:c="4"/></text:span><text:span text:style-name="T2">62</text:span></text:p>
            <text:p text:style-name="P4"/>
            <text:p text:style-name="P6">&gt;</text:p>
          </table:table-cell>
          <table:table-cell table:style-name="Table1.A2" office:value-type="string">
            <text:p text:style-name="P2"><text:span text:style-name="T1">3F</text:span><text:span text:style-name="T3"> <text:s text:c="4"/></text:span><text:span text:style-name="T2">63</text:span></text:p>
            <text:p text:style-name="P4"/>
            <text:p text:style-name="P6">?</text:p>
          </table:table-cell>
          <table:table-cell table:style-name="Table1.A2" office:value-type="string">
            <text:p text:style-name="P2"><text:span text:style-name="T1">40</text:span><text:span text:style-name="T3"> <text:s text:c="4"/></text:span><text:span text:style-name="T2">64</text:span></text:p>
            <text:p text:style-name="P4"/>
            <text:p text:style-name="P6">@</text:p>
          </table:table-cell>
          <table:table-cell table:style-name="Table1.H2" office:value-type="string">
            <text:p text:style-name="P5"/>
          </table:table-cell>
        </table:table-row>
        <table:table-row table:style-name="Table1.6">
          <table:table-cell table:style-name="Table1.A4" table:number-columns-spanned="8" office:value-type="string">
            <text:p text:style-name="P2"><text:span text:style-name="T1">41—5A</text:span><text:span text:style-name="T3"> <text:s text:c="4"/></text:span><text:span text:style-name="T2">65—90</text:span><text:span text:style-name="T3"> <text:s text:c="5"/></text:span><text:span text:style-name="T4">A…Z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<text:span text:style-name="T1">5B</text:span><text:span text:style-name="T3"> <text:s text:c="4"/></text:span><text:span text:style-name="T2">91</text:span></text:p>
            <text:p text:style-name="P4"/>
            <text:p text:style-name="P6">[</text:p>
          </table:table-cell>
          <table:table-cell table:style-name="Table1.A2" office:value-type="string">
            <text:p text:style-name="P2"><text:span text:style-name="T1">5C</text:span><text:span text:style-name="T3"> <text:s text:c="4"/></text:span><text:span text:style-name="T2">92</text:span></text:p>
            <text:p text:style-name="P4"/>
            <text:p text:style-name="P6">\</text:p>
          </table:table-cell>
          <table:table-cell table:style-name="Table1.A2" office:value-type="string">
            <text:p text:style-name="P2"><text:span text:style-name="T1">5D</text:span><text:span text:style-name="T3"> <text:s text:c="4"/></text:span><text:span text:style-name="T2">93</text:span></text:p>
            <text:p text:style-name="P4"/>
            <text:p text:style-name="P6">]</text:p>
          </table:table-cell>
          <table:table-cell table:style-name="Table1.A2" office:value-type="string">
            <text:p text:style-name="P2"><text:span text:style-name="T1">5E</text:span><text:span text:style-name="T3"> <text:s text:c="4"/></text:span><text:span text:style-name="T2">94</text:span></text:p>
            <text:p text:style-name="P4"/>
            <text:p text:style-name="P6">^</text:p>
          </table:table-cell>
          <table:table-cell table:style-name="Table1.A2" office:value-type="string">
            <text:p text:style-name="P2"><text:span text:style-name="T1">5F </text:span><text:span text:style-name="T3"><text:s text:c="4"/></text:span><text:span text:style-name="T2">95</text:span></text:p>
            <text:p text:style-name="P4"/>
            <text:p text:style-name="P6">_</text:p>
          </table:table-cell>
          <table:table-cell table:style-name="Table1.A2" office:value-type="string">
            <text:p text:style-name="P2"><text:span text:style-name="T1">60</text:span><text:span text:style-name="T3"> <text:s text:c="4"/></text:span><text:span text:style-name="T2">96</text:span></text:p>
            <text:p text:style-name="P4"/>
            <text:p text:style-name="P6">`</text:p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 table:style-name="Table1.8">
          <table:table-cell table:style-name="Table1.A4" table:number-columns-spanned="8" office:value-type="string">
            <text:p text:style-name="P2"><text:span text:style-name="T1">61—7A</text:span><text:span text:style-name="T3"> <text:s text:c="3"/></text:span><text:span text:style-name="T2">97—122</text:span><text:span text:style-name="T3"> <text:s text:c="5"/></text:span><text:span text:style-name="T4">a…z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2"><text:span text:style-name="T1">7B</text:span><text:span text:style-name="T3"> <text:s text:c="4"/></text:span><text:span text:style-name="T2">123</text:span></text:p>
            <text:p text:style-name="P4"/>
            <text:p text:style-name="P6">{</text:p>
          </table:table-cell>
          <table:table-cell table:style-name="Table1.A2" office:value-type="string">
            <text:p text:style-name="P2"><text:span text:style-name="T1">7C</text:span><text:span text:style-name="T3"> <text:s text:c="4"/></text:span><text:span text:style-name="T2">124</text:span></text:p>
            <text:p text:style-name="P4"/>
            <text:p text:style-name="P6">|</text:p>
          </table:table-cell>
          <table:table-cell table:style-name="Table1.A2" office:value-type="string">
            <text:p text:style-name="P2"><text:span text:style-name="T1">7D</text:span><text:span text:style-name="T3"> <text:s text:c="4"/></text:span><text:span text:style-name="T2">125</text:span></text:p>
            <text:p text:style-name="P4"/>
            <text:p text:style-name="P6">}</text:p>
          </table:table-cell>
          <table:table-cell table:style-name="Table1.A2" office:value-type="string">
            <text:p text:style-name="P2"><text:span text:style-name="T1">7E</text:span><text:span text:style-name="T3"> <text:s text:c="4"/></text:span><text:span text:style-name="T2">126</text:span></text:p>
            <text:p text:style-name="P4"/>
            <text:p text:style-name="P6">~</text:p>
          </table:table-cell>
          <table:table-cell table:style-name="Table1.A2" office:value-type="string">
            <text:p text:style-name="P2"><text:span text:style-name="T4">7F</text:span><text:span text:style-name="T3"> <text:s text:c="4"/></text:span><text:span text:style-name="T2">127</text:span></text:p>
            <text:p text:style-name="P4"/>
            <text:p text:style-name="P4">de<text:span text:style-name="T9">l</text:span></text:p>
          </table:table-cell>
          <table:table-cell table:style-name="Table1.F9" office:value-type="string">
            <text:p text:style-name="P9"/>
          </table:table-cell>
          <table:table-cell table:style-name="Table1.F9" office:value-type="string">
            <text:p text:style-name="P10"/>
          </table:table-cell>
          <table:table-cell table:style-name="Table1.H9" office:value-type="string">
            <text:p text:style-name="P8"><text:span text:style-name="T5">No-nonsense ASCII chart <text:s text:c="5"/>http://codeforhire.com/ <text:s text:c="5"/></text:span><text:span text:style-name="T7">CC-BY</text:span></text:p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9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01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po Niskanen</meta:initial-creator>
    <meta:creation-date>2012-12-28T15:06:49</meta:creation-date>
    <dc:date>2012-12-28T21:04:32</dc:date>
    <dc:creator>Sampo Niskanen</dc:creator>
    <meta:editing-duration>PT1H22M55S</meta:editing-duration>
    <meta:editing-cycles>5</meta:editing-cycles>
    <meta:generator>LibreOffice/3.6$Linux_X86_64 LibreOffice_project/360m1$Build-2</meta:generator>
    <dc:description>Sampo Niskanen  /  http://codeforhire.com/

Released under Creative Commons Attribution 3.0 Unported License (CC-BY).
</dc:description>
    <meta:keyword>ASCII</meta:keyword>
    <dc:title>No-nonsense ASCII chart (A4)</dc:title>
    <meta:document-statistic meta:table-count="1" meta:image-count="0" meta:object-count="0" meta:page-count="1" meta:paragraph-count="88" meta:word-count="150" meta:character-count="634" meta:non-whitespace-character-count="351"/>
  </office:meta>
</office:document-meta>
</file>